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125.4pt"/>
    </style:style>
    <style:style style:name="co19" style:family="table-column">
      <style:table-column-properties fo:break-before="auto" style:column-width="191.31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02.39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39.6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149.2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20.61pt"/>
    </style:style>
    <style:style style:name="co34" style:family="table-column">
      <style:table-column-properties fo:break-before="auto" style:column-width="107.94pt"/>
    </style:style>
    <style:style style:name="co35" style:family="table-column">
      <style:table-column-properties fo:break-before="auto" style:column-width="101.59pt"/>
    </style:style>
    <style:style style:name="co36" style:family="table-column">
      <style:table-column-properties fo:break-before="auto" style:column-width="46.86pt"/>
    </style:style>
    <style:style style:name="co37" style:family="table-column">
      <style:table-column-properties fo:break-before="auto" style:column-width="119.0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64.3pt"/>
    </style:style>
    <style:style style:name="co40" style:family="table-column">
      <style:table-column-properties fo:break-before="auto" style:column-width="38.15pt"/>
    </style:style>
    <style:style style:name="co41" style:family="table-column">
      <style:table-column-properties fo:break-before="auto" style:column-width="110.35pt"/>
    </style:style>
    <style:style style:name="co42" style:family="table-column">
      <style:table-column-properties fo:break-before="auto" style:column-width="44.45pt"/>
    </style:style>
    <style:style style:name="co43" style:family="table-column">
      <style:table-column-properties fo:break-before="auto" style:column-width="123.85pt"/>
    </style:style>
    <style:style style:name="co44" style:family="table-column">
      <style:table-column-properties fo:break-before="auto" style:column-width="38.89pt"/>
    </style:style>
    <style:style style:name="co45" style:family="table-column">
      <style:table-column-properties fo:break-before="auto" style:column-width="153.95pt"/>
    </style:style>
    <style:style style:name="co46" style:family="table-column">
      <style:table-column-properties fo:break-before="auto" style:column-width="88.89pt"/>
    </style:style>
    <style:style style:name="co47" style:family="table-column">
      <style:table-column-properties fo:break-before="auto" style:column-width="51.59pt"/>
    </style:style>
    <style:style style:name="co48" style:family="table-column">
      <style:table-column-properties fo:break-before="auto" style:column-width="96.86pt"/>
    </style:style>
    <style:style style:name="co49" style:family="table-column">
      <style:table-column-properties fo:break-before="auto" style:column-width="107.21pt"/>
    </style:style>
    <style:style style:name="co50" style:family="table-column">
      <style:table-column-properties fo:break-before="auto" style:column-width="156.36pt"/>
    </style:style>
    <style:style style:name="co51" style:family="table-column">
      <style:table-column-properties fo:break-before="auto" style:column-width="129.4pt"/>
    </style:style>
    <style:style style:name="co52" style:family="table-column">
      <style:table-column-properties fo:break-before="auto" style:column-width="154.8pt"/>
    </style:style>
    <style:style style:name="co53" style:family="table-column">
      <style:table-column-properties fo:break-before="auto" style:column-width="131.75pt"/>
    </style:style>
    <style:style style:name="co54" style:family="table-column">
      <style:table-column-properties fo:break-before="auto" style:column-width="143.69pt"/>
    </style:style>
    <style:style style:name="co55" style:family="table-column">
      <style:table-column-properties fo:break-before="auto" style:column-width="237.29pt"/>
    </style:style>
    <style:style style:name="co56" style:family="table-column">
      <style:table-column-properties fo:break-before="auto" style:column-width="300.81pt"/>
    </style:style>
    <style:style style:name="co57" style:family="table-column">
      <style:table-column-properties fo:break-before="auto" style:column-width="42.86pt"/>
    </style:style>
    <style:style style:name="co58" style:family="table-column">
      <style:table-column-properties fo:break-before="auto" style:column-width="171.44pt"/>
    </style:style>
    <style:style style:name="co59" style:family="table-column">
      <style:table-column-properties fo:break-before="auto" style:column-width="128.55pt"/>
    </style:style>
    <style:style style:name="co60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&quot;Times New Roman&quot;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2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7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hulam sakhi Saleh</text:p>
            <text:p> </text:p>
          </table:table-cell>
          <table:table-cell table:style-name="ce4" office:value-type="string" calcext:value-type="string">
            <text:p>7М07303 – «Строительство и производство строительных материалов и конструкций»</text:p>
          </table:table-cell>
          <table:table-cell table:style-name="ce4" office:value-type="string" calcext:value-type="string">
            <text:p>Республиканская научно-студенческая конференция «Студент и наука: взгляд в будущее»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content-validation-name="val2" office:value-type="date" office:date-value="2020-04-24" calcext:value-type="date">
            <text:p>24.04.2020</text:p>
          </table:table-cell>
          <table:table-cell table:style-name="ce4" office:value-type="string" calcext:value-type="string">
            <text:p>КазГАСА (МОК) Алматы, Казахстан</text:p>
          </table:table-cell>
          <table:table-cell table:style-name="ce9" office:value-type="string" calcext:value-type="string">
            <text:p><text:a xlink:href="https://ru.kazgasa.edu.kz/userfiles/%D0%A4%D0%BE%D1%81_%D0%BA%D0%BE%D0%BD%D1%84%D0%B5%D1%80%D0%B5%D0%BD%D1%86%D0%B8%D1%8F.pdf" xlink:type="simple">https://ru.kazgasa.edu.kz/userfiles/%D0%A4%D0%BE%D1%81_%D0%BA%D0%BE%D0%BD%D1%84%D0%B5%D1%80%D0%B5%D0%BD%D1%86%D0%B8%D1%8F.pdf</text:a></text:p>
          </table:table-cell>
          <table:table-cell table:number-columns-repeated="101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Ергеш Талшын</text:p>
            <text:p> </text:p>
          </table:table-cell>
          <table:table-cell table:style-name="ce4" office:value-type="string" calcext:value-type="string">
            <text:p>7М07308 – «Строительство и производство строительных материалов и конструкций»</text:p>
          </table:table-cell>
          <table:table-cell table:style-name="ce4" office:value-type="string" calcext:value-type="string">
            <text:p>Международная cтуденческая научно-практическая конференция «Студенческая наука 2019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content-validation-name="val2" office:value-type="date" office:date-value="2019-11-29" calcext:value-type="date">
            <text:p>29.11.2019</text:p>
          </table:table-cell>
          <table:table-cell table:style-name="ce4" office:value-type="string" calcext:value-type="string">
            <text:p>«Мирас» университеті</text:p>
          </table:table-cell>
          <table:table-cell table:style-name="ce10" office:value-type="string" calcext:value-type="string">
            <text:p><text:a xlink:href="https://drive.google.com/file/d/1pA0J15pKY6pdX1zUpg1OYcT085_6kSLY/view?usp=sharing" xlink:type="simple">https://drive.google.com/file/d/1pA0J15pKY6pdX1zUpg1OYcT085_6kSLY/view?usp=sharing</text:a></text:p>
          </table:table-cell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<text:a xlink:href="mailto:Kamila.sanalbay@mail.ru" xlink:type="simple">Саналбай Камилла
 87782219814
 Kamila.sanalbay@mail.ru</text:a></text:p>
          </table:table-cell>
          <table:table-cell table:style-name="ce4" office:value-type="string" calcext:value-type="string">
            <text:p>7М07303 – «Строительство и производство строительных материалов и конструкций»</text:p>
          </table:table-cell>
          <table:table-cell table:style-name="ce4" office:value-type="string" calcext:value-type="string">
            <text:p>Республиканская научно-студенческая конференция «Студент и наука: взгляд в будущее»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content-validation-name="val2" office:value-type="date" office:date-value="2020-04-24" calcext:value-type="date">
            <text:p>24.04.2020</text:p>
          </table:table-cell>
          <table:table-cell table:style-name="ce4" office:value-type="string" calcext:value-type="string">
            <text:p>КазГАСА (МОК) Алматы, Казахстан</text:p>
          </table:table-cell>
          <table:table-cell table:style-name="ce9" office:value-type="string" calcext:value-type="string">
            <text:p><text:a xlink:href="https://ru.kazgasa.edu.kz/userfiles/%D0%A4%D0%BE%D1%81_%D0%BA%D0%BE%D0%BD%D1%84%D0%B5%D1%80%D0%B5%D0%BD%D1%86%D0%B8%D1%8F.pdf" xlink:type="simple">https://ru.kazgasa.edu.kz/userfiles/%D0%A4%D0%BE%D1%81_%D0%BA%D0%BE%D0%BD%D1%84%D0%B5%D1%80%D0%B5%D0%BD%D1%86%D0%B8%D1%8F.pdf</text:a></text:p>
          </table:table-cell>
          <table:table-cell table:number-columns-repeated="1016"/>
        </table:table-row>
        <table:table-row table:style-name="ro2" table:number-rows-repeated="995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Кашкинбаев Исмагул Заирович</text:p>
          </table:table-cell>
          <table:table-cell table:style-name="ce11" office:value-type="string" calcext:value-type="string">
            <text:p>Профессор</text:p>
          </table:table-cell>
          <table:table-cell table:style-name="ce11" office:value-type="string" calcext:value-type="string">
            <text:p>Доктор технических наук</text:p>
          </table:table-cell>
          <table:table-cell table:style-name="ce11" office:value-type="string" calcext:value-type="string">
            <text:p>Доцент</text:p>
          </table:table-cell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2" office:value-type="string" calcext:value-type="string">
            <text:p>1.Особенности в возведении монолитных зданий</text:p>
          </table:table-cell>
          <table:table-cell table:style-name="ce14" office:value-type="string" calcext:value-type="string">
            <text:p><text:a xlink:href="mailto:i_kashkinbayev@mail.ru" xlink:type="simple">i_kashkinbayev@mail.ru
 8707 560 9841</text:a></text:p>
          </table:table-cell>
          <table:table-cell table:number-columns-repeated="1015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Жугинисов Маратбек Турабайулы</text:p>
          </table:table-cell>
          <table:table-cell table:style-name="ce11" office:value-type="string" calcext:value-type="string">
            <text:p>Профессор</text:p>
          </table:table-cell>
          <table:table-cell table:style-name="ce11" office:value-type="string" calcext:value-type="string">
            <text:p>Доктор технических наук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2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3" office:value-type="string" calcext:value-type="string">
            <text:p>1.Силикат-натриевые композиционные вяжущие и бетоны на их основе, 2.Физико-химические основы получения керамических материалов и стекла.</text:p>
          </table:table-cell>
          <table:table-cell table:style-name="ce14" office:value-type="string" calcext:value-type="string">
            <text:p><text:a xlink:href="mailto:maratbek51@mail.ru" xlink:type="simple">maratbek51@mail.ru
 87770902294</text:a></text:p>
          </table:table-cell>
          <table:table-cell table:number-columns-repeated="1015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Достанова Сауле Хажигумаровна</text:p>
          </table:table-cell>
          <table:table-cell table:style-name="ce11" office:value-type="string" calcext:value-type="string">
            <text:p>Ассоциированый профессор</text:p>
          </table:table-cell>
          <table:table-cell table:style-name="ce11" office:value-type="string" calcext:value-type="string">
            <text:p>Доктор технических наук</text:p>
          </table:table-cell>
          <table:table-cell table:style-name="ce11" office:value-type="string" calcext:value-type="string">
            <text:p>Профессор</text:p>
          </table:table-cell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2" office:value-type="string" calcext:value-type="string">
            <text:p>1.Метод конечных элементов в задачах строительства.</text:p>
            <text:p> 2.Пространственные покрытия.</text:p>
            <text:p> 3.Теория упругости и пластичности.</text:p>
          </table:table-cell>
          <table:table-cell table:style-name="ce11" office:value-type="string" calcext:value-type="string">
            <text:p>dostanova0109@mail.ru</text:p>
            <text:p> 87773846631</text:p>
          </table:table-cell>
          <table:table-cell table:number-columns-repeated="1015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Ақмалайұлы Кенжебек</text:p>
          </table:table-cell>
          <table:table-cell table:style-name="ce11" office:value-type="string" calcext:value-type="string">
            <text:p>Ассоциированый профессор</text:p>
          </table:table-cell>
          <table:table-cell table:style-name="ce11" office:value-type="string" calcext:value-type="string">
            <text:p>Доктор технических наук</text:p>
          </table:table-cell>
          <table:table-cell table:style-name="ce11" office:value-type="string" calcext:value-type="string">
            <text:p>Профессор</text:p>
          </table:table-cell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2" office:value-type="string" calcext:value-type="string">
            <text:p>1.Композиционные вяжущие вещества. 2.Коллоидные цементные системы.</text:p>
            <text:p> 3.Защита интеллектуальной собственности.</text:p>
            <text:p> 4.Теория проектирования объектов строительства.</text:p>
          </table:table-cell>
          <table:table-cell table:style-name="ce14" office:value-type="string" calcext:value-type="string">
            <text:p><text:a xlink:href="mailto:7598154@mail.ru" xlink:type="simple">kakmalaev@mail.ru
 87017598154</text:a></text:p>
          </table:table-cell>
          <table:table-cell table:number-columns-repeated="101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Куатбаева Токжан Куангалиевна</text:p>
          </table:table-cell>
          <table:table-cell table:style-name="ce11" office:value-type="string" calcext:value-type="string">
            <text:p>Профессор</text:p>
          </table:table-cell>
          <table:table-cell table:style-name="ce11" office:value-type="string" calcext:value-type="string">
            <text:p>Доктор технических наук</text:p>
          </table:table-cell>
          <table:table-cell table:style-name="ce11" office:value-type="string" calcext:value-type="string">
            <text:p>Профессор</text:p>
          </table:table-cell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2" office:value-type="string" calcext:value-type="string">
            <text:p>1.Основы научных исследований.</text:p>
          </table:table-cell>
          <table:table-cell table:style-name="ce15" office:value-type="string" calcext:value-type="string">
            <text:p>aitzhanova.tokzhan@mail.ru</text:p>
            <text:p> 87052206444</text:p>
          </table:table-cell>
          <table:table-cell table:number-columns-repeated="1015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Жамбакина Зауреш Мажитовна</text:p>
          </table:table-cell>
          <table:table-cell table:style-name="ce11" office:value-type="string" calcext:value-type="string">
            <text:p>Ассистент – профессор</text:p>
          </table:table-cell>
          <table:table-cell table:style-name="ce11" office:value-type="string" calcext:value-type="string">
            <text:p>Кандидат технических наук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2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2" office:value-type="string" calcext:value-type="string">
            <text:p>1.Управление проектами.</text:p>
          </table:table-cell>
          <table:table-cell table:style-name="ce16" office:value-type="string" calcext:value-type="string">
            <text:p><text:a xlink:href="mailto:zhambakina@bk.ru" xlink:type="simple">zhambakina@bk.ru
 87017577893</text:a></text:p>
          </table:table-cell>
          <table:table-cell table:number-columns-repeated="1015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Сартаев Даулет Турусович</text:p>
          </table:table-cell>
          <table:table-cell table:style-name="ce11" office:value-type="string" calcext:value-type="string">
            <text:p>Ассоциированный профессор</text:p>
          </table:table-cell>
          <table:table-cell table:style-name="ce11" office:value-type="string" calcext:value-type="string">
            <text:p>Кандидат технических наук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2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2" office:value-type="string" calcext:value-type="string">
            <text:p>1.Математическое моделирование в технологии строительных материалов, Современные бетоны.</text:p>
          </table:table-cell>
          <table:table-cell table:style-name="ce14" office:value-type="string" calcext:value-type="string">
            <text:p><text:a xlink:href="mailto:sartayev_d@mail.ru" xlink:type="simple">sartayev_d@mail.ru
 87078879107</text:a></text:p>
          </table:table-cell>
          <table:table-cell table:number-columns-repeated="1015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Наширалиев Жанкелди Туртемирович</text:p>
          </table:table-cell>
          <table:table-cell table:style-name="ce11" office:value-type="string" calcext:value-type="string">
            <text:p>Ассоциированный профессор</text:p>
          </table:table-cell>
          <table:table-cell table:style-name="ce11" office:value-type="string" calcext:value-type="string">
            <text:p>Кандидат технических наук</text:p>
          </table:table-cell>
          <table:table-cell table:style-name="ce11" office:value-type="string" calcext:value-type="string">
            <text:p>Доцент</text:p>
          </table:table-cell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2" office:value-type="string" calcext:value-type="string">
            <text:p>1. Сейсмостойкость зданий и сооружений</text:p>
          </table:table-cell>
          <table:table-cell table:style-name="ce17" office:value-type="string" calcext:value-type="string">
            <text:p><text:a xlink:href="mailto:nash_zhan@mail.ru" xlink:type="simple">nash_zhan@mail.ru
 87019079743</text:a></text:p>
          </table:table-cell>
          <table:table-cell table:number-columns-repeated="1015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Иргибаев Тилеухан Иргибаевич</text:p>
          </table:table-cell>
          <table:table-cell table:style-name="ce11" office:value-type="string" calcext:value-type="string">
            <text:p>Лектор</text:p>
          </table:table-cell>
          <table:table-cell table:style-name="ce11" office:value-type="string" calcext:value-type="string">
            <text:p>Кандидат технических наук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2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2" office:value-type="string" calcext:value-type="string">
            <text:p>1.Современное проектирование объектов строительства.</text:p>
          </table:table-cell>
          <table:table-cell table:style-name="ce16" office:value-type="string" calcext:value-type="string">
            <text:p><text:a xlink:href="mailto:tuleukhan@mail.ru" xlink:type="simple">tuleukhan@mail.ru
 87029997838</text:a></text:p>
          </table:table-cell>
          <table:table-cell table:number-columns-repeated="1015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2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22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8" table:content-validation-name="val3" office:value-type="string" calcext:value-type="string">
            <text:p>Государственный грант</text:p>
          </table:table-cell>
          <table:table-cell table:style-name="ce18" office:value-type="string" calcext:value-type="string">
            <text:p>Строительные материалы</text:p>
          </table:table-cell>
          <table:table-cell table:style-name="ce18" office:value-type="string" calcext:value-type="string">
            <text:p>Договор № 255 по теме проекта ИРН АР08855714</text:p>
          </table:table-cell>
          <table:table-cell table:style-name="ce20" table:content-validation-name="val4" office:value-type="date" office:date-value="2020-11-12" calcext:value-type="date">
            <text:p>12.11.2020</text:p>
          </table:table-cell>
          <table:table-cell table:style-name="ce18" office:value-type="string" calcext:value-type="string">
            <text:p>Жумадилова Ж.О., Жугинисов М.Т. и др.</text:p>
          </table:table-cell>
          <table:table-cell table:style-name="ce18" office:value-type="string" calcext:value-type="string">
            <text:p/>
            <text:p> 19 382</text:p>
          </table:table-cell>
          <table:table-cell table:style-name="ce10" office:value-type="string" calcext:value-type="string">
            <text:p><text:a xlink:href="https://drive.google.com/drive/folders/15DqIl8s9zEJwV9auJqKCRxtVnvMGkITM?usp=sharing" xlink:type="simple">https://drive.google.com/drive/folders/15DqIl8s9zEJwV9auJqKCRxtVnvMGkITM?usp=sharing</text:a></text:p>
          </table:table-cell>
          <table:table-cell table:number-columns-repeated="101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9" table:content-validation-name="val3" office:value-type="string" calcext:value-type="string">
            <text:p>Негосударственное финансирование</text:p>
          </table:table-cell>
          <table:table-cell table:style-name="ce19" office:value-type="string" calcext:value-type="string">
            <text:p>Строительство и строительные материалы</text:p>
          </table:table-cell>
          <table:table-cell table:style-name="ce19" office:value-type="string" calcext:value-type="string">
            <text:p>Хоздоговор № 2-1/20</text:p>
          </table:table-cell>
          <table:table-cell table:style-name="ce21" table:content-validation-name="val4" office:value-type="date" office:date-value="2020-01-06" calcext:value-type="date">
            <text:p>06.01.2020</text:p>
          </table:table-cell>
          <table:table-cell table:style-name="ce19" office:value-type="string" calcext:value-type="string">
            <text:p>Куатбаева Т.К.</text:p>
            <text:p> Наширалиев Ж.Т.</text:p>
            <text:p> Жамбакина З.М.</text:p>
          </table:table-cell>
          <table:table-cell table:style-name="ce19" office:value-type="string" calcext:value-type="string">
            <text:p>2 000</text:p>
          </table:table-cell>
          <table:table-cell table:style-name="ce10" office:value-type="string" calcext:value-type="string">
            <text:p><text:a xlink:href="https://drive.google.com/drive/folders/1jL2LTl7LzYvzM2iBTidpWuGKD8QGN-Ve?usp=sharing" xlink:type="simple">https://drive.google.com/drive/folders/1jL2LTl7LzYvzM2iBTidpWuGKD8QGN-Ve?usp=sharing</text:a></text:p>
          </table:table-cell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8" table:content-validation-name="val3" office:value-type="string" calcext:value-type="string">
            <text:p>Государственный грант</text:p>
          </table:table-cell>
          <table:table-cell table:style-name="ce18" office:value-type="string" calcext:value-type="string">
            <text:p>Прикладные исследования. 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и</text:p>
          </table:table-cell>
          <table:table-cell table:style-name="ce4" office:value-type="string" calcext:value-type="string">
            <text:p>№110</text:p>
            <text:p>  AP05132198-OT-20 </text:p>
            <text:p>  «Разработка инновационной технологии очистки сточных вод и обработки осадков, обеспечивающее их экологическую безопасность»</text:p>
          </table:table-cell>
          <table:table-cell table:style-name="ce7" table:content-validation-name="val4" office:value-type="date" office:date-value="2018-03-05" calcext:value-type="date">
            <text:p>05.03.2018</text:p>
          </table:table-cell>
          <table:table-cell table:style-name="ce4" office:value-type="string" calcext:value-type="string">
            <text:p>профессор Мырзахметов М.М.</text:p>
          </table:table-cell>
          <table:table-cell table:style-name="ce4" office:value-type="string" calcext:value-type="string">
            <text:p>10 110 </text:p>
          </table:table-cell>
          <table:table-cell table:style-name="ce10" office:value-type="string" calcext:value-type="string">
            <text:p><text:a xlink:href="https://drive.google.com/drive/folders/1umGy2ZiU9FiqfiVmVZerVI-NrMAeROV3?usp=sharing" xlink:type="simple">https://drive.google.com/drive/folders/1umGy2ZiU9FiqfiVmVZerVI-NrMAeROV3?usp=sharing</text:a></text:p>
          </table:table-cell>
          <table:table-cell table:number-columns-repeated="101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table:content-validation-name="val3" office:value-type="string" calcext:value-type="string">
            <text:p>Государственный грант</text:p>
          </table:table-cell>
          <table:table-cell table:style-name="ce4" office:value-type="string" calcext:value-type="string">
            <text:p>Инженерия и технологии</text:p>
            <text:p> </text:p>
            <text:p> Строительная инженерия</text:p>
            <text:p> Строительство, инженерия конструкций и городских хозяйств</text:p>
          </table:table-cell>
          <table:table-cell table:style-name="ce4" office:value-type="string" calcext:value-type="string">
            <text:p>№110 «Исследование, разработка и внедрение энергосберегающих теплозащитных ограждений и современных систем теплоснабжения зданий с автоматизированными тепловыми пунктами»</text:p>
          </table:table-cell>
          <table:table-cell table:style-name="ce7" table:content-validation-name="val4" office:value-type="date" office:date-value="2018-03-05" calcext:value-type="date">
            <text:p>05.03.2018</text:p>
          </table:table-cell>
          <table:table-cell table:style-name="ce4" office:value-type="string" calcext:value-type="string">
            <text:p>профессор Унаспеков Б.А.</text:p>
          </table:table-cell>
          <table:table-cell table:style-name="ce18" office:value-type="string" calcext:value-type="string">
            <text:p>8 000</text:p>
          </table:table-cell>
          <table:table-cell table:style-name="ce23" office:value-type="string" calcext:value-type="string">
            <text:p><text:a xlink:href="https://drive.google.com/drive/folders/1R0LwUNUJdhfylJvjHHhNia3Yqn1bq7ji?usp=sharing" xlink:type="simple">https://drive.google.com/drive/folders/1R0LwUNUJdhfylJvjHHhNia3Yqn1bq7ji?usp=sharing</text:a></text:p>
          </table:table-cell>
          <table:table-cell table:number-columns-repeated="101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table:content-validation-name="val3" office:value-type="string" calcext:value-type="string">
            <text:p>Негосударственное финансирование</text:p>
          </table:table-cell>
          <table:table-cell table:style-name="ce4" office:value-type="string" calcext:value-type="string">
            <text:p>Технико- экономическое исследование</text:p>
          </table:table-cell>
          <table:table-cell table:style-name="ce4" office:value-type="string" calcext:value-type="string">
            <text:p>№1001 Исследования по разработке инновационной технологии очистки сточных вод в г. Костанай, обеспечивающей его экологическую безопасность</text:p>
          </table:table-cell>
          <table:table-cell table:style-name="ce7" table:content-validation-name="val4" office:value-type="date" office:date-value="2018-05-21" calcext:value-type="date">
            <text:p>21.05.2018</text:p>
          </table:table-cell>
          <table:table-cell table:style-name="ce4" office:value-type="string" calcext:value-type="string">
            <text:p>профессор Мырзахметов М.М.</text:p>
          </table:table-cell>
          <table:table-cell table:style-name="ce4" office:value-type="string" calcext:value-type="string">
            <text:p>13 020 </text:p>
          </table:table-cell>
          <table:table-cell table:style-name="ce23" office:value-type="string" calcext:value-type="string">
            <text:p><text:a xlink:href="https://drive.google.com/drive/folders/1WsvTUyNDzOatZVHU1_k1CDvkX2z-2cY5?usp=sharing" xlink:type="simple">https://drive.google.com/drive/folders/1WsvTUyNDzOatZVHU1_k1CDvkX2z-2cY5?usp=sharing</text:a></text:p>
          </table:table-cell>
          <table:table-cell table:number-columns-repeated="1016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table:content-validation-name="val3" office:value-type="string" calcext:value-type="string">
            <text:p>Негосударственное финансирование</text:p>
          </table:table-cell>
          <table:table-cell table:style-name="ce4" office:value-type="string" calcext:value-type="string">
            <text:p>Услуги по техникоэкономическому исследованию</text:p>
          </table:table-cell>
          <table:table-cell table:style-name="ce4" office:value-type="string" calcext:value-type="string">
            <text:p>№215 Исследования по разработке инновационной технологии очистки сточных вод в г. Костанай, обеспечивающей его экологическую безопасность</text:p>
          </table:table-cell>
          <table:table-cell table:style-name="ce7" table:content-validation-name="val4" office:value-type="date" office:date-value="2020-02-24" calcext:value-type="date">
            <text:p>24.02.2020</text:p>
          </table:table-cell>
          <table:table-cell table:style-name="ce4" office:value-type="string" calcext:value-type="string">
            <text:p>профессор Оспанов К.Т.</text:p>
          </table:table-cell>
          <table:table-cell table:style-name="ce4" office:value-type="string" calcext:value-type="string">
            <text:p>4 358 </text:p>
          </table:table-cell>
          <table:table-cell table:style-name="ce23" office:value-type="string" calcext:value-type="string">
            <text:p><text:a xlink:href="https://drive.google.com/drive/folders/1HNdLakJEA8odMdIS2m1YhC8NrEhfHj9W?usp=sharing" xlink:type="simple">https://drive.google.com/drive/folders/1HNdLakJEA8odMdIS2m1YhC8NrEhfHj9W?usp=sharing</text:a></text:p>
          </table:table-cell>
          <table:table-cell table:number-columns-repeated="1016"/>
        </table:table-row>
        <table:table-row table:style-name="ro2" table:number-rows-repeated="993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4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9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4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float" office:value="34228" calcext:value-type="float">
            <text:p>34228</text:p>
          </table:table-cell>
          <table:table-cell table:style-name="ce21" table:content-validation-name="val6" office:value-type="date" office:date-value="2020-03-12" calcext:value-type="date">
            <text:p>12.03.2020</text:p>
          </table:table-cell>
          <table:table-cell table:style-name="ce18" office:value-type="string" calcext:value-type="string">
            <text:p>ТОО «SAVENERGY» (KZ)</text:p>
          </table:table-cell>
          <table:table-cell table:style-name="ce25" office:value-type="string" calcext:value-type="string">
            <text:p>Жугинисов М.Т. и др.</text:p>
          </table:table-cell>
          <table:table-cell table:style-name="ce10" office:value-type="string" calcext:value-type="string">
            <text:p><text:a xlink:href="https://gosreestr.kazpatent.kz/Invention/Details?docNumber=301116" xlink:type="simple">https://gosreestr.kazpatent.kz/Invention/Details?docNumber=301116</text:a></text:p>
          </table:table-cell>
          <table:table-cell table:number-columns-repeated="1018"/>
        </table:table-row>
        <table:table-row table:style-name="ro2" table:number-rows-repeated="998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2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4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float" office:value="34228" calcext:value-type="float">
            <text:p>34228</text:p>
          </table:table-cell>
          <table:table-cell table:style-name="ce26" office:value-type="date" office:date-value="2020-03-12" calcext:value-type="date">
            <text:p>12.03.2020</text:p>
          </table:table-cell>
          <table:table-cell table:style-name="ce18" table:content-validation-name="val7"/>
          <table:table-cell table:style-name="ce18" office:value-type="string" calcext:value-type="string">
            <text:p>ТОО «SAVENERGY» (KZ)</text:p>
          </table:table-cell>
          <table:table-cell table:style-name="ce18" office:value-type="string" calcext:value-type="string">
            <text:p>Жугинисов М.Т. и др.</text:p>
          </table:table-cell>
          <table:table-cell table:style-name="ce10" office:value-type="string" calcext:value-type="string">
            <text:p><text:a xlink:href="https://gosreestr.kazpatent.kz/Invention/Details?docNumber=301116" xlink:type="simple">https://gosreestr.kazpatent.kz/Invention/Details?docNumber=301116</text:a></text:p>
          </table:table-cell>
          <table:table-cell table:number-columns-repeated="1017"/>
        </table:table-row>
        <table:table-row table:style-name="ro2" table:number-rows-repeated="998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4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27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 table:number-rows-repeated="2">
          <table:table-cell table:style-name="ce4" table:number-columns-repeated="3"/>
          <table:table-cell table:style-name="ce4" table:content-validation-name="val8"/>
          <table:table-cell table:style-name="ce4"/>
          <table:table-cell table:style-name="ce4" table:content-validation-name="val9"/>
          <table:table-cell table:style-name="ce4" table:number-columns-repeated="2"/>
          <table:table-cell table:style-name="ce18"/>
          <table:table-cell table:number-columns-repeated="1015"/>
        </table:table-row>
        <table:table-row table:style-name="ro2" table:number-rows-repeated="997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0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9" table:number-columns-repeated="1021" table:default-cell-style-name="Default"/>
        <table:table-row table:style-name="ro5">
          <table:table-cell table:style-name="ce28" office:value-type="string" calcext:value-type="string">
            <text:p>№</text:p>
          </table:table-cell>
          <table:table-cell table:style-name="ce28" office:value-type="string" calcext:value-type="string">
            <text:p>Наименование организации</text:p>
          </table:table-cell>
          <table:table-cell table:style-name="ce28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29" office:value-type="string" calcext:value-type="string">
            <text:p>Ассоциация строителей Казахстана</text:p>
          </table:table-cell>
          <table:table-cell table:style-name="ce31" office:value-type="string" calcext:value-type="string">
            <text:p><text:a xlink:href="http://askaz.kz/about_us/chleny/" xlink:type="simple">http://askaz.kz/about_us/chleny/</text:a></text:p>
          </table:table-cell>
          <table:table-cell table:number-columns-repeated="1021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Ассоциация технических Вузов</text:p>
          </table:table-cell>
          <table:table-cell table:style-name="ce31" office:value-type="string" calcext:value-type="string">
            <text:p><text:a xlink:href="http://atuniversities.ru/sostav/univer/?vus=KazahNIUSatpaev" xlink:type="simple">http://atuniversities.ru/sostav/univer/?vus=KazahNIUSatpaev</text:a></text:p>
          </table:table-cell>
          <table:table-cell table:number-columns-repeated="1021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Ассоциация Недра</text:p>
          </table:table-cell>
          <table:table-cell table:style-name="ce31" office:value-type="string" calcext:value-type="string">
            <text:p><text:a xlink:href="http://www.nedra2004.ru/informaciya-ob-associacii/sostav-associacii/" xlink:type="simple">http://www.nedra2004.ru/informaciya-ob-associacii/sostav-associacii/</text:a></text:p>
          </table:table-cell>
          <table:table-cell table:number-columns-repeated="1021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Japan Science and technology agency</text:p>
          </table:table-cell>
          <table:table-cell table:style-name="ce12" office:value-type="string" calcext:value-type="string">
            <text:p>https://ssp.jst.go.jp/EN/outline/sending04.html (13 строка)</text:p>
          </table:table-cell>
          <table:table-cell table:number-columns-repeated="1021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Европейская ассоциация геоученых и инженеров (EAGE)</text:p>
          </table:table-cell>
          <table:table-cell table:style-name="ce31" office:value-type="string" calcext:value-type="string">
            <text:p><text:a xlink:href="http://eage.ru/ru/archive/detail.php?id=134" xlink:type="simple">http://eage.ru/ru/archive/detail.php?id=134</text:a>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9"/>
          <table:table-cell table:style-name="ce4"/>
          <table:table-cell table:number-columns-repeated="1021"/>
        </table:table-row>
        <table:table-row table:style-name="ro2">
          <table:table-cell table:style-name="ce4" table:number-columns-repeated="3"/>
          <table:table-cell table:number-columns-repeated="1021"/>
        </table:table-row>
        <table:table-row table:style-name="ro2">
          <table:table-cell table:style-name="ce4"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4"/>
          <table:table-cell table:style-name="ce30"/>
          <table:table-cell table:style-name="ce9"/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7" table:default-cell-style-name="Default"/>
        <table:table-column table:style-name="co58" table:default-cell-style-name="Default"/>
        <table:table-column table:style-name="co4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">
      <number:day/>
      <number:text>.</number:text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280" meta:object-count="0"/>
    <meta:generator>LibreOfficeDev/6.0.5.2$Linux_X86_64 LibreOffice_project/</meta:generator>
  </office:meta>
</office:document-meta>
</file>